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38.0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new shoot system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visible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visible part' SOME 'new above-ground shoot-borne shoot system' AND 'has visible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floral structure</text:p>
          </table:table-cell>
          <table:table-cell table:style-name="ce8" table:number-columns-repeated="2"/>
          <table:table-cell table:style-name="ce12"/>
          <table:table-cell table:style-name="ce13" office:value-type="string" calcext:value-type="string">
            <text:p>PO:'flower' OR PO:'inflorescence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non-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not yet completed {floral organ senescence}.</text:p>
          </table:table-cell>
          <table:table-cell table:style-name="ce13"/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unopened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open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13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pollen-releasing floral structure</text:p>
          </table:table-cell>
          <table:table-cell table:style-name="ce8" office:value-type="string" calcext:value-type="string">
            <text:p>'open floral structure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non-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not yet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8]; &quot;} that is in the &quot;; [.E38]; &quot;.&quot;)" office:value-type="string" office:string-value="A {'non-senesced flower'} that is in the {'unopened flower stage'}." calcext:value-type="string">
            <text:p>A {'non-senesced flower'} that is in the {'unopened flower stage'}.</text:p>
          </table:table-cell>
          <table:table-cell table:style-name="ce13" table:formula="of:=CONCATENATE([.D38]; &quot; THAT 'participates in' SOME (&quot;; CHAR(10); &quot;    &quot;; SUBSTITUTE(SUBSTITUTE(SUBSTITUTE([.E38]; &quot;{&quot;; &quot;&quot;); &quot;}&quot;; &quot;&quot;); &quot; or &quot;; &quot; OR &quot;); CHAR(10); &quot;)&quot;)" office:value-type="string" office:string-value="'non-senesced flower' THAT 'participates in' SOME (&#10;    'unopened flower stage'&#10;)" calcext:value-type="string">
            <text:p>'non-senesced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open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39]; &quot;} that is in the &quot;; [.E39]; &quot;.&quot;)" office:value-type="string" office:string-value="A {'non-senesced flower'} that is in the {'open flower stage'}." calcext:value-type="string">
            <text:p>A {'non-senesced flower'} that is in the {'open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non-senesced flower' THAT 'participates in' SOME (&#10;    'open flower stage'&#10;)" calcext:value-type="string">
            <text:p>'non-senesced flower' THAT 'participates in' SOME (</text:p>
            <text:p>    'open flower stage'</text:p>
            <text:p>)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pollen-releasing flower</text:p>
          </table:table-cell>
          <table:table-cell table:style-name="ce8" office:value-type="string" calcext:value-type="string">
            <text:p>'open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3" table:formula="of:=CONCATENATE(&quot;An {&quot;; [.D40]; &quot;} that is in the &quot;; [.E40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40]; &quot; THAT 'participates in' SOME (&quot;; CHAR(10); &quot;    &quot;; SUBSTITUTE(SUBSTITUTE(SUBSTITUTE([.E40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non-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that has not yet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unopened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open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/>
          <table:table-cell table:style-name="ce7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pollen-releasing flower head</text:p>
          </table:table-cell>
          <table:table-cell table:style-name="ce8" office:value-type="string" calcext:value-type="string">
            <text:p>'open flower head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51]; &quot;} that is in the &quot;; [.E51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51]; &quot; THAT 'participates in' SOME (&quot;; CHAR(10); &quot;    &quot;; SUBSTITUTE(SUBSTITUTE(SUBSTITUTE([.E51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52]; &quot;} that is in the &quot;; [.E52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52]; &quot; THAT 'participates in' SOME (&quot;; CHAR(10); &quot;    &quot;; SUBSTITUTE(SUBSTITUTE(SUBSTITUTE([.E52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53]; &quot;} that is in the &quot;; [.E53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53]; &quot; THAT 'participates in' SOME (&quot;; CHAR(10); &quot;    &quot;; SUBSTITUTE(SUBSTITUTE(SUBSTITUTE([.E53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56]; &quot;} that is in the &quot;; [.E56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56]; &quot; THAT 'participates in' SOME (&quot;; CHAR(10); &quot;    &quot;; SUBSTITUTE(SUBSTITUTE(SUBSTITUTE([.E56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57]; &quot;} that is in the &quot;; [.E57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57]; &quot; THAT 'participates in' SOME (&quot;; CHAR(10); &quot;    &quot;; SUBSTITUTE(SUBSTITUTE(SUBSTITUTE([.E57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9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0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59]; &quot;} that is in the &quot;; [.E59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59]; &quot; THAT 'participates in' SOME (&quot;; CHAR(10); &quot;    &quot;; SUBSTITUTE(SUBSTITUTE(SUBSTITUTE([.E59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1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60]; &quot;} that is in the &quot;; [.E60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60]; &quot; THAT 'participates in' SOME (&quot;; CHAR(10); &quot;    &quot;; SUBSTITUTE(SUBSTITUTE(SUBSTITUTE([.E60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2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61]; &quot;} that is in the &quot;; [.E61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61]; &quot; THAT 'participates in' SOME (&quot;; CHAR(10); &quot;    &quot;; SUBSTITUTE(SUBSTITUTE(SUBSTITUTE([.E61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52">
          <table:table-cell table:number-columns-repeated="1023"/>
        </table:table-row>
        <table:table-row table:style-name="ro9" table:number-rows-repeated="8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0:21:19.513613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0:41:11.493315168</dc:date>
    <dc:creator>Brian </dc:creator>
    <meta:editing-duration>P33DT13H16M18S</meta:editing-duration>
    <meta:editing-cycles>299</meta:editing-cycles>
    <meta:generator>LibreOffice/5.1.4.2$Linux_X86_64 LibreOffice_project/10m0$Build-2</meta:generator>
    <meta:document-statistic meta:table-count="1" meta:cell-count="324" meta:object-count="0"/>
    <meta:user-defined meta:name=""/>
  </office:meta>
</office:document-meta>
</file>